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5">
      <style:paragraph-properties fo:line-height="115%"/>
      <style:text-properties fo:font-size="11pt" officeooo:rsid="0011c4a1" officeooo:paragraph-rsid="000f4ec8" style:font-size-asian="11pt" style:font-size-complex="11pt"/>
    </style:style>
    <style:style style:name="P2" style:family="paragraph" style:parent-style-name="Text_20_body">
      <style:paragraph-properties fo:line-height="115%"/>
      <style:text-properties fo:font-size="11pt" style:font-size-asian="11pt" style:font-size-complex="11pt"/>
    </style:style>
    <style:style style:name="P3" style:family="paragraph" style:parent-style-name="Text_20_body">
      <style:paragraph-properties fo:line-height="115%"/>
      <style:text-properties fo:font-size="11pt" officeooo:paragraph-rsid="000f4ec8" style:font-size-asian="11pt" style:font-size-complex="11pt"/>
    </style:style>
    <style:style style:name="P4" style:family="paragraph" style:parent-style-name="Text_20_body" style:list-style-name="L2">
      <style:paragraph-properties fo:line-height="115%"/>
      <style:text-properties fo:font-size="11pt" officeooo:paragraph-rsid="000f4ec8" style:font-size-asian="11pt" style:font-size-complex="11pt"/>
    </style:style>
    <style:style style:name="P5" style:family="paragraph" style:parent-style-name="Text_20_body" style:list-style-name="L4">
      <style:paragraph-properties fo:line-height="115%"/>
      <style:text-properties fo:font-size="11pt" officeooo:paragraph-rsid="000f4ec8" style:font-size-asian="11pt" style:font-size-complex="11pt"/>
    </style:style>
    <style:style style:name="P6" style:family="paragraph" style:parent-style-name="Text_20_body" style:list-style-name="L6">
      <style:paragraph-properties fo:line-height="115%"/>
      <style:text-properties fo:font-size="11pt" officeooo:paragraph-rsid="000fe314" style:font-size-asian="11pt" style:font-size-complex="11pt"/>
    </style:style>
    <style:style style:name="P7" style:family="paragraph" style:parent-style-name="Text_20_body" style:list-style-name="L6">
      <style:paragraph-properties fo:margin-top="0cm" fo:margin-bottom="0cm" loext:contextual-spacing="false"/>
      <style:text-properties officeooo:paragraph-rsid="000f4ec8"/>
    </style:style>
    <style:style style:name="P8" style:family="paragraph" style:parent-style-name="Text_20_body" style:list-style-name="L2">
      <style:paragraph-properties fo:margin-top="0cm" fo:margin-bottom="0cm" loext:contextual-spacing="false" fo:line-height="115%"/>
      <style:text-properties fo:font-size="11pt" officeooo:paragraph-rsid="000f4ec8" style:font-size-asian="11pt" style:font-size-complex="11pt"/>
    </style:style>
    <style:style style:name="P9" style:family="paragraph" style:parent-style-name="Text_20_body" style:list-style-name="L4">
      <style:paragraph-properties fo:margin-top="0cm" fo:margin-bottom="0cm" loext:contextual-spacing="false" fo:line-height="115%"/>
      <style:text-properties fo:font-size="11pt" officeooo:paragraph-rsid="000f4ec8" style:font-size-asian="11pt" style:font-size-complex="11pt"/>
    </style:style>
    <style:style style:name="P10" style:family="paragraph" style:parent-style-name="Text_20_body" style:list-style-name="L6">
      <style:paragraph-properties fo:margin-top="0cm" fo:margin-bottom="0cm" loext:contextual-spacing="false" fo:line-height="115%"/>
      <style:text-properties fo:font-size="11pt" officeooo:paragraph-rsid="000f4ec8" style:font-size-asian="11pt" style:font-size-complex="11pt"/>
    </style:style>
    <style:style style:name="P11" style:family="paragraph" style:parent-style-name="Text_20_body" style:list-style-name="L6">
      <style:paragraph-properties fo:margin-top="0cm" fo:margin-bottom="0cm" loext:contextual-spacing="false" fo:line-height="115%"/>
      <style:text-properties fo:font-size="11pt" officeooo:paragraph-rsid="000fe314" style:font-size-asian="11pt" style:font-size-complex="11pt"/>
    </style:style>
    <style:style style:name="P12" style:family="paragraph" style:parent-style-name="Text_20_body" style:list-style-name="L5">
      <style:paragraph-properties fo:margin-top="0cm" fo:margin-bottom="0cm" loext:contextual-spacing="false" fo:line-height="115%"/>
      <style:text-properties fo:font-size="11pt" officeooo:paragraph-rsid="000f4ec8" style:font-size-asian="11pt" style:font-size-complex="11pt"/>
    </style:style>
    <style:style style:name="P13" style:family="paragraph" style:parent-style-name="Standard">
      <style:text-properties officeooo:rsid="0011c4a1" officeooo:paragraph-rsid="000f4ec8"/>
    </style:style>
    <style:style style:name="P14" style:family="paragraph" style:parent-style-name="Heading_20_3">
      <style:paragraph-properties fo:line-height="115%"/>
      <style:text-properties fo:font-size="11pt" officeooo:paragraph-rsid="000fe314" style:font-size-asian="11pt" style:font-size-complex="11pt"/>
    </style:style>
    <style:style style:name="P15" style:family="paragraph" style:parent-style-name="Heading_20_3">
      <style:paragraph-properties fo:line-height="115%"/>
      <style:text-properties fo:font-size="11pt" officeooo:paragraph-rsid="000f4ec8" style:font-size-asian="11pt" style:font-size-complex="11pt"/>
    </style:style>
    <style:style style:name="P16" style:family="paragraph" style:parent-style-name="Heading_20_3">
      <style:paragraph-properties fo:line-height="115%"/>
      <style:text-properties officeooo:paragraph-rsid="000f4ec8"/>
    </style:style>
    <style:style style:name="T1" style:family="text">
      <style:text-properties officeooo:rsid="0011c4a1"/>
    </style:style>
    <style:style style:name="T2" style:family="text">
      <style:text-properties officeooo:rsid="000fe314"/>
    </style:style>
    <style:style style:name="T3" style:family="text">
      <style:text-properties fo:font-size="16pt" officeooo:rsid="00130d81" style:font-size-asian="16pt" style:font-size-complex="16pt"/>
    </style:style>
    <style:style style:name="T4" style:family="text">
      <style:text-properties fo:font-size="12pt" officeooo:rsid="00130d81" style:font-size-asian="12pt" style:font-size-complex="12pt"/>
    </style:style>
    <style:style style:name="T5" style:family="text">
      <style:text-properties officeooo:rsid="00130d81"/>
    </style:style>
    <style:style style:name="T6" style:family="text">
      <style:text-properties fo:font-size="11pt" officeooo:rsid="000f4ec8" style:font-size-asian="11pt" style:font-size-complex="11pt"/>
    </style:style>
    <style:style style:name="T7" style:family="text">
      <style:text-properties fo:font-size="11pt" officeooo:rsid="000fe314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Początek dokumentu <text:s text:c="2"/><text:span text:style-name="T5">http://4pm.pl/artykuly/dokumentacja-jak-to-sie-je</text:span></text:h>
      <text:p text:style-name="P3">Na początku dokumentacji powinny się znaleźć:</text:p>
      <text:list xml:id="list5537318276866619010" text:style-name="L2">
        <text:list-item>
          <text:p text:style-name="P8">copyright (najlepiej zwrócić się do działu prawnego firmy o opracowanie dokładnego sformułowania) </text:p>
        </text:list-item>
        <text:list-item>
          <text:p text:style-name="P8">spis treści </text:p>
        </text:list-item>
        <text:list-item>
          <text:p text:style-name="P8">opcjonalnie: spis ilustracji (dla użytkownika może być wygodne, jeśli będzie mógł znaleźć konkretny diagram, bez zastanawiania się w jakim powinien być rozdziale) </text:p>
        </text:list-item>
        <text:list-item>
          <text:p text:style-name="P4">wstęp. </text:p>
        </text:list-item>
      </text:list>
      <text:p text:style-name="P3">Wstęp powinien informować:</text:p>
      <text:list xml:id="list8530067035517875479" text:style-name="L4">
        <text:list-item>
          <text:p text:style-name="P9">jaki produkt opisuje dokumentacja </text:p>
        </text:list-item>
        <text:list-item>
          <text:p text:style-name="P9">dla kogo dokumentacja jest przeznaczona </text:p>
        </text:list-item>
        <text:list-item>
          <text:p text:style-name="P9">co dokumentacja zawiera (bardzo ogólnie) </text:p>
        </text:list-item>
        <text:list-item>
          <text:p text:style-name="P5">jakie konwencje są stosowane w dokumentacji (np. jaka czcionka jest stosowana dla zamieszczonych w dokumentacji fragmentów kodu źródłowego).</text:p>
        </text:list-item>
      </text:list>
      <text:h text:style-name="P16" text:outline-level="3" text:is-list-header="true"><text:span text:style-name="T6">T</text:span><text:span text:style-name="T7">reść</text:span></text:h>
      <text:list xml:id="list2583665979706568424" text:style-name="L6">
        <text:list-item>
          <text:p text:style-name="P11">określamy jakie rozdziały będzie mieć dokumentacja </text:p>
        </text:list-item>
        <text:list-item>
          <text:p text:style-name="P11">dla każdego rozdziału określamy jakie będzie mieć podrozdziały </text:p>
        </text:list-item>
        <text:list-item>
          <text:p text:style-name="P11">dla każdego podrozdziału określamy jakie będzie mieć pod-podrozdziały </text:p>
        </text:list-item>
        <text:list-item>
          <text:p text:style-name="P11">i tak dalej… </text:p>
        </text:list-item>
        <text:list-item>
          <text:p text:style-name="P6"><text:span text:style-name="T7">kiedy szczegółowa struktura rozdziałów jest już gotowa, zaczynamy wypełniać treścią kolejne pod-…-rozdziały. Jeśli w jakimś momencie napotkamy problem, z którym nie możemy sobie od razu poradzić, wtedy zaznaczamy że to miejsce wymaga uzupełnienia, i po prostu zabieramy się za wypełnianie treścią kolejnego elementu struktury. </text:span></text:p>
        </text:list-item>
      </text:list>
      <text:p text:style-name="P2">Przede wszystkim powinna zawierać :</text:p>
      <text:p text:style-name="P2">- opis wykorzystanych technologii, bibliotek i przede wszystkim autora</text:p>
      <text:p text:style-name="P2">- opis oprogramowania - co jest, do czego służy, na jaki system, wymagania systemowe i sprzętowe itp</text:p>
      <text:p text:style-name="P2">- krótka instrukcja/przewodnik z kilkoma screenami,</text:p>
      <text:p text:style-name="P2">- diagram klas</text:p>
      <text:p text:style-name="P2">- opis poszczególnych klas i wszystkich ich metod i pól</text:p>
      <text:p text:style-name="P2">- opis algorytmów wykorzystywanych w realizacji poszczególnych zadań</text:p>
      <text:p text:style-name="P2">- jeżeli korzystałeś ze wzorców projektowych, to powinieneś na końcu zawrzeć z jakich i które klasy odgrywają jaką rolę w danym wzorcu</text:p>
      <text:p text:style-name="P2">- oczywiście specyfikację wejścia i wyjścia, jeśli takowe są.</text:p>
      <text:h text:style-name="P15" text:outline-level="3" text:is-list-header="true"><text:span text:style-name="T1">Koniec dokumentu</text:span></text:h>
      <text:list xml:id="list9084683632281973461" text:style-name="L5">
        <text:list-item>
          <text:p text:style-name="P12">załączniki </text:p>
        </text:list-item>
        <text:list-item>
          <text:p text:style-name="P12">słowniczek terminów specyficznych dla opisywanego systemu, oraz terminów i skrótów które są używane w dokumentacji, a których użytkownik może nie znać </text:p>
        </text:list-item>
        <text:list-item>
          <text:p text:style-name="P1">indek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13:55.386000000</meta:creation-date>
    <dc:date>2016-11-08T19:32:48.409000000</dc:date>
    <meta:editing-duration>PT7M20S</meta:editing-duration>
    <meta:editing-cycles>1</meta:editing-cycles>
    <meta:document-statistic meta:table-count="0" meta:image-count="0" meta:object-count="0" meta:page-count="1" meta:paragraph-count="30" meta:word-count="281" meta:character-count="1994" meta:non-whitespace-character-count="1743"/>
    <meta:generator>LibreOffice/5.2.0.4$Windows_X86_64 LibreOffice_project/066b007f5ebcc236395c7d282ba488bca6720265</meta:generator>
  </office:meta>
</office:document-meta>
</file>